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26000001720000012CB7A93824.gif"/>
  <manifest:file-entry manifest:media-type="image/gif" manifest:full-path="Pictures/10000013000000DC000000AB8AA27FF8.gif"/>
  <manifest:file-entry manifest:media-type="image/png" manifest:full-path="Pictures/1000020100000296000003211109D3C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apértelmezett-title">
      <style:graphic-properties draw:auto-grow-height="true" fo:min-height="3.506cm"/>
    </style:style>
    <style:style style:name="pr2" style:family="presentation" style:parent-style-name="Alapértelmezett-notes">
      <style:graphic-properties draw:fill-color="#ffffff" draw:auto-grow-height="true" fo:min-height="13.364cm"/>
    </style:style>
    <style:style style:name="pr3" style:family="presentation" style:parent-style-name="Alapértelmezett-title">
      <style:graphic-properties fo:min-height="3.506cm"/>
    </style:style>
    <style:style style:name="pr4" style:family="presentation" style:parent-style-name="Alapértelmezett-outline1">
      <style:graphic-properties fo:min-height="13.573cm"/>
    </style:style>
    <style:style style:name="pr5" style:family="presentation" style:parent-style-name="Alapértelmezett-notes">
      <style:graphic-properties draw:fill-color="#ffffff" fo:min-height="13.364cm"/>
    </style:style>
    <style:style style:name="pr6" style:family="presentation" style:parent-style-name="Alapértelmezett-outline1">
      <style:graphic-properties fo:min-height="13.85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01cm" svg:y="7.894cm" presentation:class="title" presentation:user-transformed="true">
          <draw:text-box>
            <text:p xml:id="id2" text:id="id2">Bemutató magamról</text:p>
          </draw:text-box>
        </draw:frame>
        <anim:par presentation:node-type="timing-root">
          <anim:par smil:begin="id1.begin">
            <anim:transitionFilter smil:dur="1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apértelmezett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01cm" svg:y="0.094cm" presentation:class="title" presentation:user-transformed="true">
          <draw:text-box>
            <text:p xml:id="id4" text:id="id4">Személyes adatok</text:p>
          </draw:text-box>
        </draw:frame>
        <draw:frame presentation:style-name="pr4" draw:layer="layout" svg:width="25.199cm" svg:height="13.573cm" svg:x="1.4cm" svg:y="5.2cm" presentation:class="outline" presentation:user-transformed="true">
          <draw:text-box>
            <text:list text:style-name="L2">
              <text:list-item>
                <text:p xml:id="id5" text:id="id5">2004.05.06</text:p>
              </text:list-item>
              <text:list-item>
                <text:p xml:id="id6" text:id="id6">Majosháza</text:p>
              </text:list-item>
              <text:list-item>
                <text:p xml:id="id7" text:id="id7">185cm</text:p>
              </text:list-item>
              <text:list-item>
                <text:p xml:id="id8" text:id="id8">Hobbi nincs</text:p>
                <text:p/>
                <text:p/>
              </text:list-item>
            </text:list>
          </draw:text-box>
        </draw:frame>
        <draw:frame draw:style-name="gr2" draw:text-style-name="P1" xml:id="id9" draw:id="id9" draw:layer="layout" svg:width="13.2cm" svg:height="15.2cm" svg:x="11.8cm" svg:y="4.6cm">
          <draw:image xlink:href="Pictures/1000020100000296000003211109D3C0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apértelmezett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xml:id="id11" text:id="id11">Jó tulajdonságaim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2" text:id="id12">Kedves, segítőkész</text:p>
              </text:list-item>
              <text:list-item>
                <text:p xml:id="id13" text:id="id13">Jó memória</text:p>
              </text:list-item>
              <text:list-item>
                <text:p xml:id="id14" text:id="id14">Gyorsan tanuló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apértelmezett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xml:id="id16" text:id="id16">Rossz tulajdonságaim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17" text:id="id17">Lusta</text:p>
              </text:list-item>
              <text:list-item>
                <text:p xml:id="id18" text:id="id18">Nem közösségi ember</text:p>
                <text:p/>
              </text:list-item>
            </text:list>
          </draw:text-box>
        </draw:frame>
        <draw:frame draw:style-name="gr2" draw:text-style-name="P1" xml:id="id19" draw:id="id19" draw:layer="layout" svg:width="10.6cm" svg:height="9.4cm" svg:x="9.2cm" svg:y="10cm">
          <draw:image xlink:href="Pictures/10000013000000DC000000AB8AA27FF8.gif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apértelmezett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6cm" svg:y="1.694cm" presentation:class="title" presentation:user-transformed="true">
          <draw:text-box>
            <text:p xml:id="id21" text:id="id21">Köszönöm a figyelmet!</text:p>
          </draw:text-box>
        </draw:frame>
        <draw:frame draw:style-name="gr2" draw:text-style-name="P1" xml:id="id22" draw:id="id22" draw:layer="layout" svg:width="13.052cm" svg:height="10.582cm" svg:x="7.748cm" svg:y="7.6cm">
          <draw:image xlink:href="Pictures/10000026000001720000012CB7A93824.gif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szám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apértelmezett" style:page-layout-name="PM1" draw:style-name="Mdp1"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szám&gt;</text:page-number></text:p>
        </draw:text-box>
      </draw:frame>
      <presentation:notes style:page-layout-name="PM0">
        <draw:page-thumbnail presentation:style-name="Alapértelmezett-title" draw:layer="backgroundobjects" svg:width="14.848cm" svg:height="11.136cm" svg:x="3.075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szám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ímea Király</meta:initial-creator>
    <meta:creation-date>2021-10-03T17:03:25.30</meta:creation-date>
    <meta:editing-duration>PT37M57S</meta:editing-duration>
    <meta:editing-cycles>2</meta:editing-cycles>
    <dc:date>2021-10-03T17:56:33.53</dc:date>
    <dc:creator>Tímea Király</dc:creator>
    <meta:document-statistic meta:object-count="42"/>
    <meta:generator>OpenOffice/4.1.6$Win32 OpenOffice.org_project/416m1$Build-9790</meta:generator>
  </office:meta>
</office:document-meta>
</file>